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820b3c" officeooo:paragraph-rsid="0086f0c1"/>
    </style:style>
    <style:style style:name="P2" style:family="paragraph" style:parent-style-name="Standard">
      <style:text-properties style:font-name="Arial" officeooo:rsid="0087d963" officeooo:paragraph-rsid="008951a7"/>
    </style:style>
    <style:style style:name="P3" style:family="paragraph" style:parent-style-name="Standard">
      <style:text-properties style:font-name="Arial" officeooo:rsid="0087d963" officeooo:paragraph-rsid="008b3557"/>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8398ec" style:font-size-asian="14pt" style:font-size-complex="14pt"/>
    </style:style>
    <style:style style:name="T3" style:family="text">
      <style:text-properties fo:font-size="14pt" style:text-underline-style="none" officeooo:rsid="0084f293" style:font-size-asian="14pt" style:font-size-complex="14pt"/>
    </style:style>
    <style:style style:name="T4" style:family="text">
      <style:text-properties fo:font-size="14pt" style:text-underline-style="none" officeooo:rsid="00859f09" style:font-size-asian="14pt" style:font-size-complex="14pt"/>
    </style:style>
    <style:style style:name="T5" style:family="text">
      <style:text-properties fo:font-size="14pt" style:text-underline-style="none" officeooo:rsid="0085dfb6" style:font-size-asian="14pt" style:font-size-complex="14pt"/>
    </style:style>
    <style:style style:name="T6" style:family="text">
      <style:text-properties fo:font-size="14pt" style:text-underline-style="none" officeooo:rsid="0086f0c1" style:font-size-asian="14pt" style:font-size-complex="14pt"/>
    </style:style>
    <style:style style:name="T7" style:family="text">
      <style:text-properties fo:font-size="14pt" style:text-underline-style="none" officeooo:rsid="0087d963" style:font-size-asian="14pt" style:font-size-complex="14pt"/>
    </style:style>
    <style:style style:name="T8" style:family="text">
      <style:text-properties fo:font-size="14pt" style:text-underline-style="none" officeooo:rsid="0088a424" style:font-size-asian="14pt" style:font-size-complex="14pt"/>
    </style:style>
    <style:style style:name="T9" style:family="text">
      <style:text-properties fo:font-size="14pt" style:text-underline-style="none" officeooo:rsid="0088fc09" style:font-size-asian="14pt" style:font-size-complex="14pt"/>
    </style:style>
    <style:style style:name="T10" style:family="text">
      <style:text-properties fo:font-size="14pt" style:text-underline-style="none" officeooo:rsid="008951a7" style:font-size-asian="14pt" style:font-size-complex="14pt"/>
    </style:style>
    <style:style style:name="T11" style:family="text">
      <style:text-properties fo:font-size="14pt" style:text-underline-style="none" officeooo:rsid="008b3557"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lche Möglichkeiten existieren um eine friedliche und gerechte Zukunft für Alle zu erschaffen? Was können wir heute tun um dieses Ziel zu erreichen? Auf diese Fragen gibt es unzählige gute Antworten, die jedoch oft nicht </text:span><text:span text:style-name="T2">leicht</text:span><text:span text:style-name="T1"> zugänglich sind. </text:span><text:span text:style-name="T2">Obwohl das Internet den Zugang zu</text:span><text:span text:style-name="T7"> diesen</text:span><text:span text:style-name="T2"> Informationen erleichtert, erschwert die Datenflut</text:span><text:span text:style-name="T7"> doch meistens</text:span><text:span text:style-name="T2"> das </text:span><text:span text:style-name="T3">A</text:span><text:span text:style-name="T2">uffinden des Passenden.</text:span><text:span text:style-name="T3"> Meine Erfahrung diesbezüglich ist,</text:span><text:span text:style-name="T2"> </text:span><text:span text:style-name="T3">dass ich v</text:span><text:span text:style-name="T2">iele gute Tipps</text:span><text:span text:style-name="T3"> von meinen Freunden oder Bekannten erhalte. Wäre es da nicht toll es gäbe ein soziales Netzwerk, wo wir</text:span><text:span text:style-name="T4"> genau von diesem Wissen</text:span><text:span text:style-name="T5"> </text:span><text:span text:style-name="T3">gegenseitig profitieren könnten? Leider sind die bestehenden Plattformen für diesen Zweck meiner Meinung nach nicht geeignet. Bei diesen geht es hauptsächlich </text:span><text:span text:style-name="T4">darum den Anderen mitzuteilen </text:span><text:span text:style-name="T5">welcher Aktivität man gerade nachgeht</text:span><text:span text:style-name="T4">, oder um sich die Zeit zu vertreiben. Dabei könnte man mit einem soziales Netzwerk so viel mehr </text:span><text:span text:style-name="T5">anstellen</text:span><text:span text:style-name="T4">! </text:span><text:span text:style-name="T5">Stell dir vor du möchtest wissen welche Organisationen</text:span><text:span text:style-name="T8">,</text:span><text:span text:style-name="T5"> die eine positive Entwicklung der Gesellschaft fördern, sich in deiner Umgebung befinden. Nachdem du erstaunt festgestellt hast das es so viele sind, fragst du dich: "</text:span><text:span text:style-name="T6">Wo soll ich mich engagieren?". Hilfreich bei dieser Entscheidungsfindung könnte sein, was empfehlen deine Freunde? Dieses Prinzip lässt sich auch auf vieles Andere übertragen. Welches Video lohnt es sich anzuschauen um deine Horizont zu erweitern? Welcher Kurs könnte dich in deiner persönlichen Entwicklung unterstützen? Was tun deine Freunde um den Abfall in ihrem Haushalt zu reduzieren? </text:span><text:span text:style-name="T7">Ich bin davon überzeugt, dass die Zeit reif ist für ein solches soziales Netzwerk! Das wir endlich beginnen das Internet mit einem Werkzeug zu benutzen,</text:span><text:span text:style-name="T10"> welches geschaffen wurde um unsere Gesellschaft zum Wohle Aller zu gestalten.</text:span></text:p>
      <text:p text:style-name="P1"><text:span text:style-name="T7"/></text:p>
      <text:p text:style-name="P2"><text:span text:style-name="T1">Mein Ziel ist es eine Plattform zu entwickeln, welche sich aus technischer und Benutzersicht nicht von den grossen sozialen Netzwerken verstecken muss. Dabei </text:span><text:span text:style-name="T8">steht zusätzlich im Vordergrund die Bedienung so simpel wie möglich zu halten. Elyoos soll einfach zu bedienen sein, damit du dich auf das wesentliche konzentrieren kannst. </text:span><text:span text:style-name="T9">Ein weiterer wichtiger Punkt ist, dass dieses Projekt nur mit Spenden finanziert wird. Beiträge</text:span><text:span text:style-name="T11"> sollen </text:span><text:span text:style-name="T9">dir angezeigt</text:span><text:span text:style-name="T11"> werden</text:span><text:span text:style-name="T9"> weil es wahrscheinlich das Passendste für dich ist und nicht weil jemand viel dafür bezahlte.</text:span><text:span text:style-name="T10"> </text:span></text:p>
      <text:p text:style-name="P2"><text:span text:style-name="T10"/></text:p>
      <text:p text:style-name="P3"><text:span text:style-name="T10">Mit der aktuellen Version von Elyoos ist ein erster Grundstein gelegt, auf dem sich aufbauen lässt. Es braucht</text:span><text:span text:style-name="T11"> aber</text:span><text:span text:style-name="T10"> noch viel Entwicklungsarbeit, damit aus der Vision eines weltumspannenden Netzwerkes für den sozialen Wandel Realität wird. Ich bin jedoch überzeugt, dass dies mit deiner Hilfe gelingen wird!</text:span><text:span text:style-name="T11"> Nutzen wir endlich die Vorteile des Internets, damit wir erfolgreich eine Zukunft gestalten in der Gewalt, Ungerechtigkeit und dergleichen definitiv der Vergangenheit ange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19T11:27:51.523000000</dc:date>
    <meta:editing-duration>PT14H37M3S</meta:editing-duration>
    <meta:editing-cycles>54</meta:editing-cycles>
    <meta:generator>LibreOffice/5.2.5.1$Windows_x86 LibreOffice_project/0312e1a284a7d50ca85a365c316c7abbf20a4d22</meta:generator>
    <meta:document-statistic meta:table-count="0" meta:image-count="0" meta:object-count="0" meta:page-count="1" meta:paragraph-count="3" meta:word-count="411" meta:character-count="2782" meta:non-whitespace-character-count="2373"/>
  </office:meta>
</office:document-meta>
</file>